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000000004FC00000392FB5A27BA.png"/>
  <manifest:file-entry manifest:media-type="image/jpeg" manifest:full-path="Pictures/100000000000046A000000ACE3F4F726.jp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.98cm" svg:x="1cm" svg:y="23.987cm">
          <draw:image xlink:href="Pictures/100000000000046A000000ACE3F4F726.jpg" xlink:type="simple" xlink:show="embed" xlink:actuate="onLoad">
            <text:p/>
          </draw:image>
        </draw:frame>
        <draw:frame draw:style-name="gr1" draw:text-style-name="P1" draw:layer="layout" svg:width="19.589cm" svg:height="14.03cm" svg:x="1.009cm" svg:y="6.907cm">
          <draw:image xlink:href="Pictures/10000000000004FC00000392FB5A27BA.png" xlink:type="simple" xlink:show="embed" xlink:actuate="onLoad">
            <text:p/>
          </draw:image>
        </draw:frame>
        <draw:frame draw:style-name="gr2" draw:layer="layout" svg:width="7.275cm" svg:height="0.962cm" svg:x="6.334cm" svg:y="2.07cm">
          <draw:text-box>
            <text:p>Sdmicro System Design</text:p>
          </draw:text-box>
        </draw:frame>
        <draw:frame draw:style-name="gr2" draw:layer="layout" svg:width="15.255cm" svg:height="0.962cm" svg:x="2.636cm" svg:y="4.048cm">
          <draw:text-box>
            <text:p>Flex Module functions well, but SD2.0 needs testing.</text:p>
          </draw:text-box>
        </draw:frame>
        <draw:frame draw:style-name="gr2" draw:layer="layout" svg:width="2.691cm" svg:height="1.673cm" svg:x="1.762cm" svg:y="19.034cm">
          <draw:text-box>
            <text:p>SD2.0<text:line-break/>“switch”</text:p>
          </draw:text-box>
        </draw:frame>
        <draw:frame draw:style-name="gr2" draw:layer="layout" svg:width="2.301cm" svg:height="0.962cm" svg:x="17.637cm" svg:y="19.161cm">
          <draw:text-box>
            <text:p>Power</text:p>
          </draw:text-box>
        </draw:frame>
        <draw:line draw:style-name="gr3" draw:text-style-name="P1" draw:layer="layout" svg:x1="18.653cm" svg:y1="19.542cm" svg:x2="18.272cm" svg:y2="16.875cm">
          <text:p/>
        </draw:line>
        <draw:line draw:style-name="gr3" draw:text-style-name="P1" draw:layer="layout" svg:x1="3.159cm" svg:y1="18.526cm" svg:x2="5.318cm" svg:y2="13.57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7T03:13:55</meta:creation-date>
    <dc:date>2015-08-17T03:17:12</dc:date>
    <meta:editing-duration>PT3M18S</meta:editing-duration>
    <meta:editing-cycles>1</meta:editing-cycles>
    <meta:document-statistic meta:object-count="8"/>
    <meta:generator>OpenOffice/4.0.1$Unix OpenOffice.org_project/401m5$Build-9714</meta:generator>
  </office:meta>
</office:document-meta>
</file>